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Table2" style:family="table">
      <style:table-properties style:width="8.694cm" style:rel-width="100%" table:align="right"/>
    </style:style>
    <style:style style:name="Table2.A" style:family="table-column">
      <style:table-column-properties style:column-width="4.346cm" style:rel-column-width="32767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8.251cm" table:align="left"/>
    </style:style>
    <style:style style:name="Table3.A" style:family="table-column">
      <style:table-column-properties style:column-width="18.191cm"/>
    </style:style>
    <style:style style:name="Table3.B" style:family="table-column">
      <style:table-column-properties style:column-width="0.06cm"/>
    </style:style>
    <style:style style:name="Table3.A1" style:family="table-cell">
      <style:table-cell-properties style:vertical-align="middle"/>
    </style:style>
    <style:style style:name="Table4" style:family="table">
      <style:table-properties style:width="21.59cm" table:align="left"/>
    </style:style>
    <style:style style:name="Table4.A" style:family="table-column">
      <style:table-column-properties style:column-width="6.108cm"/>
    </style:style>
    <style:style style:name="Table4.B" style:family="table-column">
      <style:table-column-properties style:column-width="6.463cm"/>
    </style:style>
    <style:style style:name="Table4.C" style:family="table-column">
      <style:table-column-properties style:column-width="6.641cm"/>
    </style:style>
    <style:style style:name="Table4.D" style:family="table-column">
      <style:table-column-properties style:column-width="2.378cm"/>
    </style:style>
    <style:style style:name="Table4.A1" style:family="table-cell">
      <style:table-cell-properties style:vertical-align="middle" fo:padding="0.049cm" fo:border="none"/>
    </style:style>
    <style:style style:name="Table4.A7" style:family="table-cell">
      <style:table-cell-properties fo:padding="0.049cm" fo:border="none"/>
    </style:style>
    <style:style style:name="Table5" style:family="table">
      <style:table-properties style:width="6.191cm" table:align="center"/>
    </style:style>
    <style:style style:name="Table5.A" style:family="table-column">
      <style:table-column-properties style:column-width="3.84cm"/>
    </style:style>
    <style:style style:name="Table5.B" style:family="table-column">
      <style:table-column-properties style:column-width="2.351cm"/>
    </style:style>
    <style:style style:name="Table5.A1" style:family="table-cell">
      <style:table-cell-properties style:vertical-align="middle" fo:padding="0.049cm" fo:border="none"/>
    </style:style>
    <style:style style:name="Table5.A2" style:family="table-cell">
      <style:table-cell-properties fo:padding="0.049cm" fo:border="none"/>
    </style:style>
    <style:style style:name="Table6" style:family="table">
      <style:table-properties style:width="6.01cm" style:rel-width="100%" table:align="left"/>
    </style:style>
    <style:style style:name="Table6.A" style:family="table-column">
      <style:table-column-properties style:column-width="4.346cm" style:rel-column-width="47396*"/>
    </style:style>
    <style:style style:name="Table6.B" style:family="table-column">
      <style:table-column-properties style:column-width="1.663cm" style:rel-column-width="18139*"/>
    </style:style>
    <style:style style:name="Table6.A1" style:family="table-cell">
      <style:table-cell-properties style:vertical-align="middle"/>
    </style:style>
    <style:style style:name="Table7" style:family="table">
      <style:table-properties style:width="18.191cm" style:rel-width="100%" table:align="left"/>
    </style:style>
    <style:style style:name="Table7.A" style:family="table-column">
      <style:table-column-properties style:column-width="6.064cm" style:rel-column-width="21845*"/>
    </style:style>
    <style:style style:name="Table7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 fo:padding="0cm" fo:border="none"/>
    </style:style>
    <style:style style:name="P7" style:family="paragraph">
      <style:paragraph-properties fo:text-align="start"/>
      <style:text-properties style:text-line-through-style="none" fo:font-family="'Courier New'" style:font-family-generic="modern" style:font-pitch="fixed" fo:font-size="10pt" fo:font-style="normal" style:text-underline-style="none"/>
    </style:style>
    <style:style style:name="P8" style:family="paragraph">
      <style:paragraph-properties fo:text-align="start"/>
    </style:style>
    <style:style style:name="T1" style:family="text">
      <style:text-properties fo:font-size="7p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below" style:vertical-rel="char" style:horizontal-pos="righ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13559b2f8f64ab69_wirePaymentDetailForm" form:apply-filter="true" form:method="post" form:control-implementation="ooo:com.sun.star.form.component.Form" xlink:href="http://sco/secured/wirepayments/getWirePaymentHistoryDetail.bns" xlink:type="simple">
          <form:checkbox form:name="beneficiaryAccountType" form:control-implementation="ooo:com.sun.star.form.component.CheckBox" xml:id="control1" form:id="control1" form:disabled="true" form:value="flase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detail.wirePaymentTO.beneficiaryInfo" form:control-implementation="ooo:com.sun.star.form.component.TextField" xml:id="control2" form:id="control2" form:current-value="TGHU7922295, MSCU8092695, TCLU5804925, MEDU8002358, MSCU9440985, MEDU8772127, MSCU8102160(17carsx1520)" form:value="TGHU7922295, MSCU8092695, TCLU5804925, MEDU8002358, MSCU9440985, MEDU8772127, MSCU8102160(17carsx1520)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  <form:textarea form:name="detail.wirePaymentTO.additionalInf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MultiLine" office:value-type="boolean" office:boolean-value="true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Tuesday, February 7, 2012 </text:p>
            <table:table table:name="Table2" table:style-name="Table2">
              <table:table-column table:style-name="Table2.A" table:number-columns-repeated="2"/>
              <table:table-row>
                <table:table-cell table:style-name="Table2.A1" office:value-type="string">
                  <text:p text:style-name="P3"><draw:frame draw:style-name="fr2" draw:name="graphics1" text:anchor-type="as-char" svg:width="1.997cm" svg:height="0.998cm" draw:z-index="5"><draw:image xlink:href="http://sco/style/images/ajax-loader.gif" xlink:type="simple" xlink:show="embed" xlink:actuate="onLoad"/></draw:frame> </text:p>
                  <text:p text:style-name="P3">  </text:p>
                </table:table-cell>
                <table:table-cell table:style-name="Table2.A1" office:value-type="string">
                  <text:p text:style-name="P4">Dmitrii  Boldyrev 606755800  is online </text:p>
                </table:table-cell>
              </table:table-row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Table_20_Contents"><draw:frame draw:style-name="fr2" draw:name="graphics2" text:anchor-type="as-char" svg:width="1.997cm" svg:height="0.998cm" draw:z-index="6"><draw:image xlink:href="http://scoui/resources/images/check.gif" xlink:type="simple" xlink:show="embed" xlink:actuate="onLoad"/></draw:frame><draw:frame draw:style-name="fr3" draw:name="graphics3" text:anchor-type="char" svg:width="1.489cm" svg:height="0.998cm" draw:z-index="0"><draw:image xlink:href="http://sco/style/images/BAT_FULL.jpg" xlink:type="simple" xlink:show="embed" xlink:actuate="onLoad"/></draw:frame> </text:p>
                </table:table-cell>
              </table:table-row>
              <table:table-row>
                <table:table-cell table:style-name="Table2.A1" office:value-type="string">
                  <text:p text:style-name="Table_20_Contents"/>
                </table:table-cell>
                <table:table-cell table:style-name="Table2.A1" office:value-type="string">
                  <text:p text:style-name="P4"><text:span text:style-name="T1">Session Timer</text:span> </text:p>
                </table:table-cell>
              </table:table-row>
            </table:table>
            <text:p text:style-name="Table_20_Contents"/>
          </table:table-cell>
          <table:table-cell table:style-name="Table1.B1" office:value-type="string">
            <text:p text:style-name="P5"/>
          </table:table-cell>
        </table:table-row>
      </table:table>
      <text:p text:style-name="P1"><text:bookmark text:name="13559b2f8f64ab69_startcontent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"><draw:frame draw:style-name="fr1" draw:name="Frame1" text:anchor-type="paragraph" svg:width="59.249cm" draw:z-index="1"><draw:text-box fo:min-height="0cm"><table:table table:name="Table4" table:style-name="Table4"><table:table-column table:style-name="Table4.A"/><table:table-column table:style-name="Table4.B"/><table:table-column table:style-name="Table4.C"/><table:table-column table:style-name="Table4.D"/><table:table-row><table:table-cell table:style-name="Table4.A1" table:number-columns-spanned="4" office:value-type="string"><table:table table:name="Table5" table:style-name="Table5"><table:table-column table:style-name="Table5.A"/><table:table-column table:style-name="Table5.B"/><table:table-row><table:table-cell table:style-name="Table5.A1" office:value-type="string"><text:p text:style-name="P2">Wire Payment Detail </text:p></table:table-cell><table:table-cell table:style-name="Table5.A1" office:value-type="string"><text:p text:style-name="P4">Need Help? </text:p></table:table-cell></table:table-row><table:table-row><table:table-cell table:style-name="Table5.A2" table:number-columns-spanned="2" office:value-type="string"><text:p text:style-name="Table_20_Contents"/></table:table-cell><table:covered-table-cell/></table:table-row></table:table><text:p text:style-name="P5"/></table:table-cell><table:covered-table-cell/><table:covered-table-cell/><table:covered-table-cell/></table:table-row><table:table-row><table:table-cell table:style-name="Table4.A1" table:number-columns-spanned="4" office:value-type="string"><text:p text:style-name="P4">  </text:p></table:table-cell><table:covered-table-cell/><table:covered-table-cell/><table:covered-table-cell/></table:table-row><table:table-row><table:table-cell table:style-name="Table4.A1" table:number-columns-spanned="4" office:value-type="string"><text:p text:style-name="P2">Order Information: </text:p></table:table-cell><table:covered-table-cell/><table:covered-table-cell/><table:covered-table-cell/></table:table-row><table:table-row><table:table-cell table:style-name="Table4.A1" office:value-type="string"><text:p text:style-name="P2">Debit Account:</text:p></table:table-cell><table:table-cell table:style-name="Table4.A1" table:number-columns-spanned="3" office:value-type="string"><text:p text:style-name="P2"><text:a xlink:type="simple" xlink:href="tel:30882%2001393" office:target-frame-name="_blank" xlink:show="new">30882 01393</text:a> 19   USD  MAKMAL NORTH12</text:p></table:table-cell><table:covered-table-cell/><table:covered-table-cell/></table:table-row><table:table-row><table:table-cell table:style-name="Table4.A1" office:value-type="string"><text:p text:style-name="Table_20_Contents">Value Date:</text:p></table:table-cell><table:table-cell table:style-name="Table4.A1" table:number-columns-spanned="3" office:value-type="string"><text:p text:style-name="P2">02/07/2012</text:p></table:table-cell><table:covered-table-cell/><table:covered-table-cell/></table:table-row><table:table-row><table:table-cell table:style-name="Table4.A1" office:value-type="string"><text:p text:style-name="P2">Execution Date:</text:p></table:table-cell><table:table-cell table:style-name="Table4.A1" table:number-columns-spanned="3" office:value-type="string"><text:p text:style-name="P2">02/07/2012</text:p></table:table-cell><table:covered-table-cell/><table:covered-table-cell/></table:table-row><table:table-row><table:table-cell table:style-name="Table4.A7" office:value-type="string"><text:p text:style-name="P2">Ordering Customer:</text:p></table:table-cell><table:table-cell table:style-name="Table4.A1" table:number-columns-spanned="3" office:value-type="string"><text:p text:style-name="Table_20_Contents">MAKMAL NORTH AMERICA CO<text:line-break/>92 Dovetale Drive<text:line-break/>Richmond Hill        L4E 5A7<text:line-break/>Canada </text:p></table:table-cell><table:covered-table-cell/><table:covered-table-cell/></table:table-row><table:table-row><table:table-cell table:style-name="Table4.A1" table:number-columns-spanned="4" office:value-type="string"><text:p text:style-name="P2">Payment Details:</text:p></table:table-cell><table:covered-table-cell/><table:covered-table-cell/><table:covered-table-cell/></table:table-row><table:table-row><table:table-cell table:style-name="Table4.A1" office:value-type="string"><text:p text:style-name="P2">Amount:</text:p></table:table-cell><table:table-cell table:style-name="Table4.A1" table:number-columns-spanned="3" office:value-type="string"><text:p text:style-name="P2">25,840.00 </text:p></table:table-cell><table:covered-table-cell/><table:covered-table-cell/></table:table-row><table:table-row><table:table-cell table:style-name="Table4.A1" office:value-type="string"><text:p text:style-name="P2">Currency:</text:p></table:table-cell><table:table-cell table:style-name="Table4.A1" table:number-columns-spanned="3" office:value-type="string"><text:p text:style-name="P2">USD</text:p></table:table-cell><table:covered-table-cell/><table:covered-table-cell/></table:table-row><table:table-row><table:table-cell table:style-name="Table4.A1" table:number-columns-spanned="4" office:value-type="string"><text:p text:style-name="P2">Beneficiary Information:</text:p></table:table-cell><table:covered-table-cell/><table:covered-table-cell/><table:covered-table-cell/></table:table-row><table:table-row><table:table-cell table:style-name="Table4.A1" office:value-type="string"><text:p text:style-name="P2">Beneficiary Name:</text:p></table:table-cell><table:table-cell table:style-name="Table4.A1" table:number-columns-spanned="3" office:value-type="string"><text:p text:style-name="P2">UAB Ferum Trans </text:p></table:table-cell><table:covered-table-cell/><table:covered-table-cell/></table:table-row><table:table-row><table:table-cell table:style-name="Table4.A7" office:value-type="string"><text:p text:style-name="P2">Beneficiary Address:</text:p></table:table-cell><table:table-cell table:style-name="Table4.A1" table:number-columns-spanned="3" office:value-type="string"><text:p text:style-name="P2">Laisves pr.3<text:line-break/>Vilnius <text:line-break/>Lithuania </text:p></table:table-cell><table:covered-table-cell/><table:covered-table-cell/></table:table-row><table:table-row><table:table-cell table:style-name="Table4.A1" table:number-columns-spanned="4" office:value-type="string"><text:p text:style-name="P2">Beneficiary Bank Information:</text:p></table:table-cell><table:covered-table-cell/><table:covered-table-cell/><table:covered-table-cell/></table:table-row><table:table-row><table:table-cell table:style-name="Table4.A1" office:value-type="string"><text:p text:style-name="P2">Beneficiary Account:</text:p><table:table table:name="Table6" table:style-name="Table6"><table:table-column table:style-name="Table6.A"/><table:table-column table:style-name="Table6.B"/><table:table-row><table:table-cell table:style-name="Table6.A1" office:value-type="string"><text:p text:style-name="P2">LT467180300007070936 </text:p></table:table-cell><table:table-cell table:style-name="Table6.A1" office:value-type="string"><text:p text:style-name="Table_20_Contents">IBAN: <draw:control text:anchor-type="as-char" draw:z-index="4" draw:style-name="gr1" draw:text-style-name="P8" svg:width="0.258cm" svg:height="0.258cm" draw:control="control1"/> </text:p></table:table-cell></table:table-row></table:table><text:p text:style-name="Table_20_Contents"/></table:table-cell><table:table-cell table:style-name="Table4.A1" table:number-columns-spanned="3" office:value-type="string"><text:p text:style-name="P5"/></table:table-cell><table:covered-table-cell/><table:covered-table-cell/></table:table-row><table:table-row><table:table-cell table:style-name="Table4.A7" office:value-type="string"><text:p text:style-name="Table_20_Contents">Beneficiary Bank:</text:p></table:table-cell><table:table-cell table:style-name="Table4.A1" table:number-columns-spanned="3" office:value-type="string"><text:p text:style-name="P2">AB Siauliu bankas<text:line-break/>Verkiu 37, Bank code: 71803<text:line-break/>S.W.I.F.T CBSBLT26<text:line-break/>Vilnius LT 09109<text:line-break/>Lithuania </text:p></table:table-cell><table:covered-table-cell/><table:covered-table-cell/></table:table-row><table:table-row><table:table-cell table:style-name="Table4.A1" table:number-columns-spanned="4" office:value-type="string"><text:p text:style-name="P2">Optional Information:</text:p></table:table-cell><table:covered-table-cell/><table:covered-table-cell/><table:covered-table-cell/></table:table-row><table:table-row><table:table-cell table:style-name="Table4.A7" office:value-type="string"><text:p text:style-name="P2">Information to Beneficiary:</text:p></table:table-cell><table:table-cell table:style-name="Table4.A1" table:number-columns-spanned="3" office:value-type="string"><text:p text:style-name="P2"><draw:control text:anchor-type="as-char" draw:z-index="3" draw:style-name="gr1" draw:text-style-name="P7" svg:width="12.383cm" svg:height="1.966cm" draw:control="control2"/></text:p></table:table-cell><table:covered-table-cell/><table:covered-table-cell/></table:table-row><table:table-row><table:table-cell table:style-name="Table4.A7" office:value-type="string"><text:p text:style-name="P2">Internal Memo:</text:p></table:table-cell><table:table-cell table:style-name="Table4.A1" table:number-columns-spanned="3" office:value-type="string"><text:p text:style-name="P2"><draw:control text:anchor-type="as-char" draw:z-index="2" draw:style-name="gr1" draw:text-style-name="P7" svg:width="12.383cm" svg:height="1.966cm" draw:control="control3"/></text:p></table:table-cell><table:covered-table-cell/><table:covered-table-cell/></table:table-row><table:table-row><table:table-cell table:style-name="Table4.A1" office:value-type="string"><text:p text:style-name="P2">Vendor Number: </text:p></table:table-cell><table:table-cell table:style-name="Table4.A1" table:number-columns-spanned="3" office:value-type="string"><text:p text:style-name="Table_20_Contents"/></table:table-cell><table:covered-table-cell/><table:covered-table-cell/></table:table-row><table:table-row><table:table-cell table:style-name="Table4.A1" table:number-columns-spanned="4" office:value-type="string"><text:p text:style-name="P2">Order Institution Information:</text:p></table:table-cell><table:covered-table-cell/><table:covered-table-cell/><table:covered-table-cell/></table:table-row><table:table-row><table:table-cell table:style-name="Table4.A7" office:value-type="string"><text:p text:style-name="P2">Ordering Institution:</text:p></table:table-cell><table:table-cell table:style-name="Table4.A1" table:number-columns-spanned="3" office:value-type="string"><text:p text:style-name="Table_20_Contents"><text:line-break/></text:p></table:table-cell><table:covered-table-cell/><table:covered-table-cell/></table:table-row><table:table-row><table:table-cell table:style-name="Table4.A1" table:number-columns-spanned="4" office:value-type="string"><text:p text:style-name="P2">Historical Information:</text:p></table:table-cell><table:covered-table-cell/><table:covered-table-cell/><table:covered-table-cell/></table:table-row><table:table-row><table:table-cell table:style-name="Table4.A1" office:value-type="string"><text:p text:style-name="P2">Reference Number:</text:p></table:table-cell><table:table-cell table:style-name="Table4.A1" office:value-type="string"><text:p text:style-name="P2">2000006</text:p></table:table-cell><table:table-cell table:style-name="Table4.A1" office:value-type="string"><text:p text:style-name="P2">ICN Number:</text:p></table:table-cell><table:table-cell table:style-name="Table4.A1" office:value-type="string"><text:p text:style-name="P2"> </text:p></table:table-cell></table:table-row><table:table-row><table:table-cell table:style-name="Table4.A1" office:value-type="string"><text:p text:style-name="P2">Ticket Number:</text:p></table:table-cell><table:table-cell table:style-name="Table4.A1" office:value-type="string"><text:p text:style-name="Table_20_Contents"/></table:table-cell><table:table-cell table:style-name="Table4.A1" office:value-type="string"><text:p text:style-name="P2">Batch ID:</text:p></table:table-cell><table:table-cell table:style-name="Table4.A1" office:value-type="string"><text:p text:style-name="P2"> </text:p></table:table-cell></table:table-row><table:table-row><table:table-cell table:style-name="Table4.A1" office:value-type="string"><text:p text:style-name="P2">Original Reference #:</text:p></table:table-cell><table:table-cell table:style-name="Table4.A1" office:value-type="string"><text:p text:style-name="P2"> </text:p></table:table-cell><table:table-cell table:style-name="Table4.A1" office:value-type="string"><text:p text:style-name="P2">Post Reference Number:</text:p></table:table-cell><table:table-cell table:style-name="Table4.A1" office:value-type="string"><text:p text:style-name="P2"> </text:p></table:table-cell></table:table-row><table:table-row><table:table-cell table:style-name="Table4.A1" office:value-type="string"><text:p text:style-name="P2">Trace Number: </text:p></table:table-cell><table:table-cell table:style-name="Table4.A1" office:value-type="string"><text:p text:style-name="Table_20_Contents"/></table:table-cell><table:table-cell table:style-name="Table4.A1" office:value-type="string"><text:p text:style-name="P2">PCRN Number:</text:p></table:table-cell><table:table-cell table:style-name="Table4.A1" office:value-type="string"><text:p text:style-name="P2"> </text:p></table:table-cell></table:table-row><table:table-row><table:table-cell table:style-name="Table4.A1" office:value-type="string"><text:p text:style-name="P2">Payment Number: </text:p></table:table-cell><table:table-cell table:style-name="Table4.A1" office:value-type="string"><text:p text:style-name="Table_20_Contents"/></table:table-cell><table:table-cell table:style-name="Table4.A1" office:value-type="string"><text:p text:style-name="P2"> </text:p></table:table-cell><table:table-cell table:style-name="Table4.A1" office:value-type="string"><text:p text:style-name="P2"> </text:p></table:table-cell></table:table-row></table:table></draw:text-box></draw:frame></text:p>
            <table:table table:name="Table7" table:style-name="Table7">
              <table:table-column table:style-name="Table7.A" table:number-columns-repeated="3"/>
              <table:table-row>
                <table:table-cell table:style-name="Table7.A1" office:value-type="string">
                  <text:p text:style-name="P6">Date</text:p>
                </table:table-cell>
                <table:table-cell table:style-name="Table7.A1" office:value-type="string">
                  <text:p text:style-name="P6">Status</text:p>
                </table:table-cell>
                <table:table-cell table:style-name="Table7.A1" office:value-type="string">
                  <text:p text:style-name="P6">Changed By</text:p>
                </table:table-cell>
              </table:table-row>
              <table:table-row>
                <table:table-cell table:style-name="Table7.A1" office:value-type="string">
                  <text:p text:style-name="P2">02/07/2012 16:17:54 </text:p>
                </table:table-cell>
                <table:table-cell table:style-name="Table7.A1" office:value-type="string">
                  <text:p text:style-name="P2">Ready </text:p>
                </table:table-cell>
                <table:table-cell table:style-name="Table7.A1" office:value-type="string">
                  <text:p text:style-name="P2">Dmitrii Boldyrev 606755800</text:p>
                </table:table-cell>
              </table:table-row>
            </table:table>
            <text:p text:style-name="Table_20_Contents"/>
          </table:table-cell>
          <table:table-cell office:value-type="string">
            <text:p text:style-name="P5"/>
          </table:table-cell>
        </table:table-row>
        <text:soft-page-break/>
        <table:table-row>
          <table:table-cell table:style-name="Table3.A1" table:number-columns-spanned="2" office:value-type="string"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lentina Shevchik</meta:initial-creator>
    <meta:creation-date>2012-02-08T17:49:59</meta:creation-date>
    <meta:document-statistic meta:table-count="7" meta:image-count="3" meta:object-count="0" meta:page-count="3" meta:paragraph-count="67" meta:word-count="135" meta:character-count="1046"/>
    <dc:date>2012-02-08T17:51:25</dc:date>
    <dc:creator>Valentina Shevchik</dc:creator>
    <meta:editing-duration>PT1M27S</meta:editing-duration>
    <meta:editing-cycles>1</meta:editing-cycles>
    <meta:generator>OpenOffice.org/3.3$Unix OpenOffice.org_project/330m20$Build-9567</meta:generator>
  </office:meta>
</office:document-meta>
</file>